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6.51cm" style:rel-width="100%" fo:margin-top="0cm" fo:margin-bottom="0cm" style:page-number="auto" table:align="center" style:writing-mode="lr-tb"/>
    </style:style>
    <style:style style:name="Table1.A" style:family="table-column">
      <style:table-column-properties style:column-width="16.51cm" style:rel-column-width="65535*"/>
    </style:style>
    <style:style style:name="Table1.1" style:family="table-row">
      <style:table-row-properties style:min-row-height="5.588cm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2" style:family="table-row">
      <style:table-row-properties style:min-row-height="2.794cm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4f81bd"/>
    </style:style>
    <style:style style:name="Table1.3" style:family="table-row">
      <style:table-row-properties style:min-row-height="1.397cm" fo:keep-together="auto"/>
    </style:style>
    <style:style style:name="Table1.A3" style:family="table-cell">
      <style:table-cell-properties style:vertical-align="middle" fo:padding-left="0.191cm" fo:padding-right="0.191cm" fo:padding-top="0cm" fo:padding-bottom="0cm" fo:border-left="none" fo:border-right="none" fo:border-top="0.5pt solid #4f81bd" fo:border-bottom="none"/>
    </style:style>
    <style:style style:name="Table1.4" style:family="table-row">
      <style:table-row-properties style:min-row-height="0.699cm" fo:keep-together="auto"/>
    </style:style>
    <style:style style:name="Table1.A4" style:family="table-cell">
      <style:table-cell-properties style:vertical-align="middle" fo:padding-left="0.191cm" fo:padding-right="0.191cm" fo:padding-top="0cm" fo:padding-bottom="0cm" fo:border="none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No_20_Spacing">
      <style:paragraph-properties fo:text-align="center" style:justify-single-word="false"/>
      <style:text-properties fo:text-transform="uppercase" style:font-name="Cambria"/>
    </style:style>
    <style:style style:name="P3" style:family="paragraph" style:parent-style-name="No_20_Spacing">
      <style:paragraph-properties fo:text-align="center" style:justify-single-word="false"/>
    </style:style>
    <style:style style:name="P4" style:family="paragraph" style:parent-style-name="No_20_Spacing">
      <style:paragraph-properties fo:text-align="center" style:justify-single-word="false"/>
      <style:text-properties style:font-name="Cambria" fo:font-size="22pt" officeooo:rsid="000318ab" officeooo:paragraph-rsid="000318ab" style:font-size-asian="22pt" style:font-size-complex="22pt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T1" style:family="text">
      <style:text-properties style:font-name="Cambria" fo:font-size="40pt" style:font-size-asian="40pt" style:font-size-complex="40pt"/>
    </style:style>
    <style:style style:name="T2" style:family="text">
      <style:text-properties style:font-name="Cambria" fo:font-size="40pt" officeooo:rsid="000318ab" style:font-size-asian="40pt" style:font-size-complex="40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3"><text:span text:style-name="T1">Assignment </text:span><text:span text:style-name="T2">3</text:span></text:p>
          </table:table-cell>
        </table:table-row>
        <table:table-row table:style-name="Table1.3">
          <table:table-cell table:style-name="Table1.A3" office:value-type="string">
            <text:p text:style-name="P4">Intrusion Prevention System</text:p>
          </table:table-cell>
        </table:table-row>
        <table:table-row table:style-name="Table1.4">
          <table:table-cell table:style-name="Table1.A4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ndrew Burian - </text:p>
      <text:p text:style-name="Standard">Jordan Marling – A00845629</text:p>
      <text:p text:style-name="Contents_20_Heading"><text:soft-page-break/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_RefHeading__224_1337860971" text:style-name="Index_20_Link" text:visited-style-name="Index_20_Link">Introduction<text:tab/>3</text:a></text:p>
          <text:p text:style-name="P6"><text:a xlink:type="simple" xlink:href="#__RefHeading__226_1337860971" text:style-name="Index_20_Link" text:visited-style-name="Index_20_Link">Design<text:tab/>4</text:a></text:p>
          <text:p text:style-name="P6"><text:a xlink:type="simple" xlink:href="#__RefHeading__228_1337860971" text:style-name="Index_20_Link" text:visited-style-name="Index_20_Link">Testing<text:tab/>5</text:a></text:p>
        </text:index-body>
      </text:table-of-content>
      <text:p text:style-name="Standard"><text:bookmark text:name="_GoBack"/></text:p>
      <text:h text:style-name="P1" text:outline-level="1"><text:bookmark-start text:name="__RefHeading__224_1337860971"/><text:bookmark-start text:name="_Toc411452668"/>Introduction<text:bookmark-end text:name="__RefHeading__224_1337860971"/><text:bookmark-end text:name="_Toc411452668"/></text:h>
      <text:p text:style-name="Standard"/>
      <text:p text:style-name="Standard"/>
      <text:p text:style-name="Standard"/>
      <text:h text:style-name="P1" text:outline-level="1"><text:bookmark-start text:name="__RefHeading__226_1337860971"/><text:bookmark-start text:name="_Toc411452669"/>Design<text:bookmark-end text:name="__RefHeading__226_1337860971"/><text:bookmark-end text:name="_Toc411452669"/></text:h>
      <text:p text:style-name="Standard"/>
      <text:p text:style-name="Standard"/>
      <text:p text:style-name="Standard"/>
      <text:h text:style-name="P1" text:outline-level="1"><text:bookmark-start text:name="__RefHeading__228_1337860971"/><text:bookmark-start text:name="_Toc411452671"/>Testing<text:bookmark-end text:name="__RefHeading__228_1337860971"/><text:bookmark-end text:name="_Toc411452671"/>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language-asian="ja" style:country-asian="JP" style:font-name-complex="DejaVu Sans" style:font-family-complex="'DejaVu Sans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ja" style:country-asian="JP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language-asian="ja" style:country-asian="JP" style:font-name-complex="DejaVu Sans" style:font-family-complex="'DejaVu Sans'" style:font-family-generic-complex="system" style:font-pitch-complex="variabl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ssignment 2</dc:title>
    <dc:subject>Firewall</dc:subject>
    <meta:initial-creator>Jordan</meta:initial-creator>
    <meta:editing-cycles>53</meta:editing-cycles>
    <meta:creation-date>2015-02-12T04:25:00</meta:creation-date>
    <dc:date>2015-03-05T07:35:55.201285727</dc:date>
    <meta:editing-duration>PT49S</meta:editing-duration>
    <meta:generator>LibreOffice/4.2.7.2$Linux_X86_64 LibreOffice_project/420m0$Build-2</meta:generator>
    <meta:document-statistic meta:table-count="1" meta:image-count="0" meta:object-count="0" meta:page-count="5" meta:paragraph-count="11" meta:word-count="23" meta:character-count="154" meta:non-whitespace-character-count="14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